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4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ironflesh_2|knows_power_strike_3|knows_power_throw_5|knows_shield_3|knows_riding_7|knows_horse_archery_4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ironflesh_2|knows_power_strike_3|knows_power_throw_5|knows_shield_3|knows_riding_7|knows_horse_archery_4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.00.0000</text:date>, <text:time style:data-style-name="N2" text:time-value="16:11:22.5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8-21T16:53:21.547000000</dc:date>
    <meta:editing-cycles>557</meta:editing-cycles>
    <meta:editing-duration>P6DT19H42M2S</meta:editing-duration>
    <meta:document-statistic meta:table-count="2" meta:cell-count="7111" meta:object-count="0"/>
  </office:meta>
</office:document-meta>
</file>